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Lucida Sans Unicode1" svg:font-family="'Lucida Sans Unicode'" style:font-family-generic="modern" style:font-pitch="variable"/>
    <style:font-face style:name="Tahoma1" svg:font-family="Tahom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159cm" style:rel-column-width="2925*"/>
    </style:style>
    <style:style style:name="Tabelle1.B" style:family="table-column">
      <style:table-column-properties style:column-width="11.841cm" style:rel-column-width="6713*"/>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B4"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may-break-between-rows="false"/>
    </style:style>
    <style:style style:name="Tabelle4.A" style:family="table-column">
      <style:table-column-properties style:column-width="5.159cm" style:rel-column-width="19888*"/>
    </style:style>
    <style:style style:name="Tabelle4.B" style:family="table-column">
      <style:table-column-properties style:column-width="11.841cm" style:rel-column-width="45647*"/>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B3"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3.784cm" style:rel-column-width="2145*"/>
    </style:style>
    <style:style style:name="Tabelle5.B" style:family="table-column">
      <style:table-column-properties style:column-width="1.958cm" style:rel-column-width="1110*"/>
    </style:style>
    <style:style style:name="Tabelle5.C" style:family="table-column">
      <style:table-column-properties style:column-width="3.175cm" style:rel-column-width="1800*"/>
    </style:style>
    <style:style style:name="Tabelle5.D" style:family="table-column">
      <style:table-column-properties style:column-width="8.096cm" style:rel-column-width="4590*"/>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D1" style:family="table-cell">
      <style:table-cell-properties fo:background-color="#e6e6e6"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er">
      <style:text-properties fo:font-size="10pt" style:font-size-asian="8.75pt" style:font-size-complex="10pt"/>
    </style:style>
    <style:style style:name="P3" style:family="paragraph" style:parent-style-name="Table_20_Contents">
      <style:paragraph-properties fo:text-align="end" style:justify-single-word="false"/>
      <style:text-properties fo:font-size="10pt" style:font-size-asian="10pt" style:font-size-complex="10pt"/>
    </style:style>
    <style:style style:name="P4"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Footer">
      <style:paragraph-properties fo:text-align="end" style:justify-single-word="false"/>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break-before="page"/>
    </style:style>
    <style:style style:name="P11" style:family="paragraph" style:parent-style-name="Standard" style:master-page-name="">
      <style:paragraph-properties fo:keep-together="always" fo:orphans="0" fo:widows="0" style:page-number="auto" fo:keep-with-next="auto"/>
    </style:style>
    <style:style style:name="P12" style:family="paragraph" style:parent-style-name="Text_20_body" style:master-page-name="">
      <style:paragraph-properties fo:keep-together="always" style:page-number="auto" fo:keep-with-next="always"/>
    </style:style>
    <style:style style:name="P13" style:family="paragraph" style:parent-style-name="Text_20_body">
      <style:paragraph-properties fo:keep-together="always" fo:keep-with-next="always"/>
    </style:style>
    <style:style style:name="P14" style:family="paragraph" style:parent-style-name="Standard" style:master-page-name="First_20_Page">
      <style:paragraph-properties fo:text-align="center" style:justify-single-word="false" style:page-number="auto"/>
      <style:text-properties fo:font-size="28pt" fo:font-weight="bold" style:font-size-asian="28pt" style:font-weight-asian="bold" style:font-size-complex="28pt" style:font-weight-complex="bold"/>
    </style:style>
    <style:style style:name="P15" style:family="paragraph" style:parent-style-name="Standard" style:master-page-name="Left_20_Page">
      <style:paragraph-properties style:page-number="auto"/>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3">
      <style:paragraph-properties fo:keep-together="always" fo:orphans="0" fo:widows="0" fo:keep-with-next="auto"/>
    </style:style>
    <style:style style:name="P21" style:family="paragraph" style:parent-style-name="Standard">
      <style:paragraph-properties fo:keep-together="always" fo:keep-with-next="always"/>
    </style:style>
    <style:style style:name="P22" style:family="paragraph" style:parent-style-name="Standard" style:list-style-name="L12">
      <style:paragraph-properties fo:keep-together="always" fo:keep-with-next="always"/>
    </style:style>
    <style:style style:name="P23" style:family="paragraph" style:parent-style-name="Standard" style:master-page-name="">
      <style:paragraph-properties fo:keep-together="always" style:page-number="auto" fo:keep-with-next="always"/>
    </style:style>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11"/>
    <style:style style:name="P27" style:family="paragraph" style:parent-style-name="Text_20_body">
      <style:paragraph-properties fo:keep-together="always" fo:keep-with-next="always"/>
    </style:style>
    <style:style style:name="P28" style:family="paragraph" style:parent-style-name="Text_20_body">
      <style:paragraph-properties fo:keep-with-next="auto"/>
    </style:style>
    <style:style style:name="P29" style:family="paragraph" style:parent-style-name="Heading_20_2" style:master-page-name="">
      <style:paragraph-properties fo:keep-together="always" style:page-number="auto" fo:keep-with-next="always"/>
    </style:style>
    <style:style style:name="P30" style:family="paragraph" style:parent-style-name="Heading_20_2">
      <style:paragraph-properties fo:break-before="page"/>
    </style:style>
    <style:style style:name="P31" style:family="paragraph" style:parent-style-name="Heading_20_2">
      <style:paragraph-properties fo:keep-with-next="auto"/>
    </style:style>
    <style:style style:name="P32" style:family="paragraph" style:parent-style-name="Heading_20_3">
      <style:paragraph-properties fo:keep-with-next="auto"/>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4">
      <style:paragraph-properties>
        <style:tab-stops>
          <style:tab-stop style:position="15.503cm" style:type="right" style:leader-style="dotted" style:leader-text="."/>
        </style:tab-stops>
      </style:paragraph-properties>
    </style:style>
    <style:style style:name="P37" style:family="paragraph" style:parent-style-name="Table_20_Contents">
      <style:text-properties fo:font-size="10pt" style:font-size-asian="10pt" style:font-size-complex="10pt"/>
    </style:style>
    <style:style style:name="P3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ize="10.5pt" style:font-size-asian="10.5pt" style:font-size-complex="10.5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4cm" fo:margin-right="0.4cm" fo:margin-top="0.199cm" fo:margin-bottom="0.4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fill-color="#e6e6e6" draw:textarea-horizontal-align="justify" draw:textarea-vertical-align="middle" draw:auto-grow-height="false" style:run-through="foreground"/>
    </style:style>
    <style:style style:name="gr3" style:family="graphic">
      <style:graphic-properties draw:fill-color="#e6e6e6" draw:textarea-horizontal-align="justify" draw:textarea-vertical-align="middle" draw:auto-grow-height="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8"/>
      <text:p text:style-name="P8"/>
      <text:p text:style-name="P8"/>
      <text:p text:style-name="P8">Happtick</text:p>
      <text:p text:style-name="P7"/>
      <text:p text:style-name="P7">Event- und zeitgesteuerte</text:p>
      <text:p text:style-name="P7">Prozessautomatisierung</text:p>
      <text:p text:style-name="P7"/>
      <text:p text:style-name="P7">Handbuch</text:p>
      <text:p text:style-name="Standard"/>
      <text:p text:style-name="Standard"/>
      <text:p text:style-name="Standard"/>
      <text:p text:style-name="Standard"/>
      <text:p text:style-name="Standard"/>
      <text:p text:style-name="Standard"/>
      <text:p text:style-name="P9">Zur Softwareversion 1.0.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apptick ist ein Softwaresystem von</text:p>
      <text:p text:style-name="Standard">Dirk Goldbach</text:p>
      <text:p text:style-name="Standard">Wittenauer Str. 16a</text:p>
      <text:p text:style-name="Standard">52355 Düren</text:p>
      <text:p text:style-name="Standard"/>
      <text:p text:style-name="Standard"/>
      <text:p text:style-name="P15"/>
      <text:p text:style-name="P1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3">Einführung<text:tab/>7</text:p>
          <text:p text:style-name="P34">Leistungsmerkmale<text:tab/>7</text:p>
          <text:p text:style-name="P33">Grundsätzliche Verfahrensbeschreibung<text:tab/>9</text:p>
          <text:p text:style-name="P34">Die Anwendungen<text:tab/>9</text:p>
          <text:p text:style-name="P35">Externe Anwendungen<text:tab/>9</text:p>
          <text:p text:style-name="P35">Interne Anwendungen (Happtick Applications)<text:tab/>9</text:p>
          <text:p text:style-name="P34">Starten von Anwendungen<text:tab/>10</text:p>
          <text:p text:style-name="P35">Initiales Starten von Anwendungen<text:tab/>10</text:p>
          <text:p text:style-name="P35">Zeitgesteuertes Starten von Anwendungen (Scheduling)<text:tab/>10</text:p>
          <text:p text:style-name="P35">Starten von Anwendungen durch Events<text:tab/>10</text:p>
          <text:p text:style-name="P35">Auslösen von Events durch Events<text:tab/>10</text:p>
          <text:p text:style-name="P34">Prozessketten (Chains)<text:tab/>11</text:p>
          <text:p text:style-name="P35">Bedingtes Starten innerhalb von Chains<text:tab/>11</text:p>
          <text:p text:style-name="P35">Auslösen von Chains durch Events<text:tab/>11</text:p>
          <text:p text:style-name="P34">Events<text:tab/>11</text:p>
          <text:p text:style-name="P35">Standard-Events<text:tab/>11</text:p>
          <text:p text:style-name="P36">Liste wichtiger Standard-Events und ihre Bedeutung<text:tab/>12</text:p>
          <text:p text:style-name="P35">Eigene Events<text:tab/>12</text:p>
          <text:p text:style-name="P34">Reagieren auf Alarme und Fehler<text:tab/>12</text:p>
          <text:p text:style-name="P34">Eigene Anwendungen entwickeln<text:tab/>13</text:p>
          <text:p text:style-name="P34">Voraussetzungen<text:tab/>13</text:p>
          <text:p text:style-name="P33">Nutzung des Systems anhand der Konfiguration<text:tab/>15</text:p>
          <text:p text:style-name="P34">Grundlagen der Konfiguration<text:tab/>15</text:p>
          <text:p text:style-name="P35">Verteilung der Konfiguration über mehrere Dateien<text:tab/>15</text:p>
          <text:p text:style-name="P35">Allgemeine Konfigurationsparameter<text:tab/>15</text:p>
          <text:p text:style-name="P34">Events<text:tab/>15</text:p>
          <text:p text:style-name="P35">Events deklarieren<text:tab/>15</text:p>
          <text:p text:style-name="P35">Eigene und bestehende Events konfigurieren<text:tab/>15</text:p>
          <text:p text:style-name="P35">Events durch Events auslösen<text:tab/>16</text:p>
          <text:p text:style-name="P34">Anwendungen<text:tab/>16</text:p>
          <text:p text:style-name="P35">Anwendungen deklarieren und definieren<text:tab/>16</text:p>
          <text:p text:style-name="P35">Anwendungen zeitgesteuert starten<text:tab/>16</text:p>
          <text:p text:style-name="P35">Anwendungen abhängig von anderen Anwendungen starten<text:tab/>16</text:p>
          <text:p text:style-name="P35">Warten auf Beendigung einer anderen Anwendung<text:tab/>16</text:p>
          <text:p text:style-name="P35">Gleichzeitiges Starten mit einer anderen Anwendung<text:tab/>16</text:p>
          <text:p text:style-name="P35">Starten mit Beendigung einer anderen Anwendung<text:tab/>16</text:p>
          <text:p text:style-name="P35">Anwendungen abhängig von Events starten<text:tab/>16</text:p>
          <text:p text:style-name="P34">Chains<text:tab/>16</text:p>
          <text:p text:style-name="P35">Chains deklarieren und definieren<text:tab/>16</text:p>
          <text:p text:style-name="P35">Chains bedingt starten<text:tab/>16</text:p>
          <text:p text:style-name="P35">Chains abhängig von Events starten<text:tab/>17</text:p>
          <text:p text:style-name="P34">Verteilung über mehrere Server<text:tab/>17</text:p>
          <text:p text:style-name="P33">Nutzung des Systems anhand des Frameworks<text:tab/>18</text:p>
          <text:p text:style-name="P34">Eine Happtick Application bauen<text:tab/>18</text:p>
          <text:p text:style-name="P35">Eine ApplicationId vergeben<text:tab/>18</text:p>
          <text:p text:style-name="P35">Mit dem Service verbinden<text:tab/>18</text:p>
          <text:p text:style-name="P35">Events auslösen<text:tab/>18</text:p>
          <text:p text:style-name="P35">Auf Fehler bei Event-Versand reagieren<text:tab/>18</text:p>
          <text:p text:style-name="P35"><text:soft-page-break/>Auf Events reagieren<text:tab/>18</text:p>
          <text:p text:style-name="P35">Auf Kommunikationsprobleme reagieren<text:tab/>18</text:p>
          <text:p text:style-name="P35">Auf Starterlaubnis warten<text:tab/>19</text:p>
          <text:p text:style-name="P35">Dem Service den Arbeitsbeginn mitteilen<text:tab/>19</text:p>
          <text:p text:style-name="P35">Dem Service das Arbeitsende mitteilen<text:tab/>19</text:p>
          <text:p text:style-name="P35">Lastverteilung über mehrere Server<text:tab/>19</text:p>
          <text:p text:style-name="P34">Eigene Events auf Basis der Klasse HapptickEvent<text:tab/>19</text:p>
          <text:p text:style-name="P34">Konfiguration Auslesen<text:tab/>19</text:p>
          <text:p text:style-name="P35">LocalConfiguration<text:tab/>19</text:p>
          <text:p text:style-name="P35">ConfigurationClient (netzweit)<text:tab/>19</text:p>
          <text:p text:style-name="P34">Logging<text:tab/>20</text:p>
          <text:p text:style-name="P33">Inbetriebnahme<text:tab/>21</text:p>
          <text:p text:style-name="P34">Installation<text:tab/>21</text:p>
          <text:p text:style-name="P34">Start des Happtick Servers<text:tab/>21</text:p>
          <text:p text:style-name="P33">Anhang<text:tab/>22</text:p>
          <text:p text:style-name="P34">Fallbeispiel: 'HelloWorld'<text:tab/>22</text:p>
          <text:p text:style-name="P35">Szenario<text:tab/>22</text:p>
          <text:p text:style-name="P35">A Vorbereitung (Setup)<text:tab/>22</text:p>
          <text:p text:style-name="P35">B Entwicklung der Anwendung 'HelloWorld'<text:tab/>23</text:p>
          <text:p text:style-name="P35">C Entwicklung des eigenen Event-Typen 'HelloEvent'<text:tab/>23</text:p>
          <text:p text:style-name="P35">D Konfiguration des eigenen Events 'GoodByEvent'<text:tab/>23</text:p>
          <text:p text:style-name="P35">E Konfiguration der Demoanwendung<text:tab/>23</text:p>
          <text:p text:style-name="P35">F Ausführung<text:tab/>23</text:p>
          <text:p text:style-name="P34">Technische Daten<text:tab/>23</text:p>
          <text:p text:style-name="P35">Verarbeitungszeiten von Events<text:tab/>23</text:p>
          <text:p text:style-name="P36">Szenario<text:tab/>23</text:p>
          <text:p text:style-name="P34">Glossar<text:tab/>23</text:p>
          <text:p text:style-name="P33">Lizenzbestimmungen<text:tab/>24</text:p>
        </text:index-body>
      </text:table-of-content>
      <text:p text:style-name="Standard"/>
      <text:p text:style-name="Standard"/>
      <text:h text:style-name="Heading_20_1" text:outline-level="1">Einführung</text:h>
      <text:p text:style-name="Standard">Happtick ist ein System zum Starten und Überwachen von Prozessen. Wann immer in diesem Dokument von Prozessen die Rede ist, sind damit Softwareprozesse gemeint, die auf unterschiedlichsten Hardwaresystemen zum Einsatz kommen.</text:p>
      <text:p text:style-name="Standard"/>
      <text:p text:style-name="Standard">Happtick ermöglicht die Kombination von Event- und Zeitsteuerung mit gleichzeitiger Überwachung von Prozessen. Damit wird Happick zu einem Universalsystem, das z.B. gleichsam im direkten Umfeld einer Produktion oder eines Rechenzentrentrums eingesetzt wird.</text:p>
      <text:p text:style-name="Standard"/>
      <text:p text:style-name="Standard">Happtick entspricht im Grundsatz einer Client/Server-Architektur, die auf einem eigenen Kommunikationsmodell basiert. Ttrotz eines von Beginn an hohen Anspruchs an Leistungsfähigkeit und Flexibilität wurde stets auf eine schlanke Lösung hin entwickelt, die auch auf weniger gut ausgestatteten Rechnern alltagstauglich lauffähig ist.</text:p>
      <text:p text:style-name="Standard"/>
      <text:p text:style-name="Standard">Im Wesentlichen sind die Bestandteile von Happtick Eigenentwicklungen. Es ist also nicht notwendig weitere Software zu installieren (mit Ausnahme der Laufzeitumgebung und zweier Bibliotheken für das XML-Handling). Dadurch wird eine weitgehende Unabhängigkeit von anderen Herstellern und möglichen Schnittstellenänderungen fremder Softwarebestandteile erreicht.</text:p>
      <text:p text:style-name="Standard"/>
      <text:p text:style-name="Standard"/>
      <text:h text:style-name="Heading_20_2" text:outline-level="2">Leistungsmerkmale</text:h>
      <text:p text:style-name="Standard"><text:span text:style-name="T1">Generelles</text:span>:</text:p>
      <text:list xml:id="list31546358" text:style-name="L1">
        <text:list-item>
          <text:p text:style-name="P16">Java Anwendung</text:p>
        </text:list-item>
        <text:list-item>
          <text:p text:style-name="P16">Java Frameworks für eigene Anwendungen und Events</text:p>
        </text:list-item>
        <text:list-item>
          <text:p text:style-name="P16">Client/Server Architektur</text:p>
        </text:list-item>
        <text:list-item>
          <text:p text:style-name="P16">Verteilung verschiedener und identischer Services auf mehrere Server</text:p>
        </text:list-item>
        <text:list-item>
          <text:p text:style-name="P16">Max. Anzahl Clients pro Server und Service mit autom. Weiterleitung an andere Server</text:p>
        </text:list-item>
        <text:list-item>
          <text:p text:style-name="P16">Eigenes Kommunikationsmodell für zügigen und zuverlässigen Datenaustausch</text:p>
        </text:list-item>
        <text:list-item>
          <text:p text:style-name="P16">Getestet unter Windows und Linux</text:p>
        </text:list-item>
        <text:list-item>
          <text:p text:style-name="P16">Flexibler Einsatz (Jobsteuerung, Automatisierung, Robot-Erweiterung)</text:p>
        </text:list-item>
      </text:list>
      <text:p text:style-name="Standard"/>
      <text:p text:style-name="Standard"><text:span text:style-name="T1">Starten der Prozesse</text:span>:</text:p>
      <text:list xml:id="list31578110" text:style-name="L2">
        <text:list-item>
          <text:p text:style-name="P17">Initial (Anwendung wird gestartet, wenn sie nicht läuft)</text:p>
        </text:list-item>
        <text:list-item>
          <text:p text:style-name="P17">Zeitgesteuert, sekundengenau</text:p>
        </text:list-item>
        <text:list-item>
          <text:p text:style-name="P17">Manuell auf Kommandozeilenebene auf entfernten Rechnern</text:p>
        </text:list-item>
        <text:list-item>
          <text:p text:style-name="P17">Bedingt - bevor eine andere Anwendung gestartet wird</text:p>
        </text:list-item>
        <text:list-item>
          <text:p text:style-name="P17">Bedingt - nachdem eine andere Anwendung beendet wurde</text:p>
        </text:list-item>
        <text:list-item>
          <text:p text:style-name="P17">Bedingt - gleichzeitig bei Start einer anderen Anwendung</text:p>
        </text:list-item>
        <text:list-item>
          <text:p text:style-name="P17">Bedingt - bei Auslösen eines Events</text:p>
        </text:list-item>
        <text:list-item>
          <text:p text:style-name="P17">Verkettet - Anwendungen in Folge</text:p>
        </text:list-item>
        <text:list-item>
          <text:p text:style-name="P17">Automatisiert auf mehreren entfernten Rechnern</text:p>
        </text:list-item>
        <text:list-item>
          <text:p text:style-name="P17">Lokal</text:p>
        </text:list-item>
      </text:list>
      <text:p text:style-name="Standard"/>
      <text:p text:style-name="P11"><text:span text:style-name="T1">Überwachen</text:span>:</text:p>
      <text:list xml:id="list31556145" text:style-name="L3">
        <text:list-item>
          <text:p text:style-name="P20">Anzeige aktiver Prozesse im gesamten Netz</text:p>
        </text:list-item>
        <text:list-item>
          <text:p text:style-name="P20">Anzeige der aktuellen Prozesstätigkeiten (Anwendungen die das Framework nutzen)</text:p>
        </text:list-item>
      </text:list>
      <text:p text:style-name="Standard"><text:soft-page-break/></text:p>
      <text:p text:style-name="Standard"><text:span text:style-name="T1">Events</text:span>:</text:p>
      <text:list xml:id="list31571406" text:style-name="L4">
        <text:list-item>
          <text:p text:style-name="P18">Netzweit</text:p>
        </text:list-item>
        <text:list-item>
          <text:p text:style-name="P18">Standardevents (s.u.)</text:p>
        </text:list-item>
        <text:list-item>
          <text:p text:style-name="P18">Eigene Events</text:p>
        </text:list-item>
        <text:list-item>
          <text:p text:style-name="P18">Datenaustausch</text:p>
        </text:list-item>
      </text:list>
      <text:p text:style-name="Standard"/>
      <text:p text:style-name="Standard"><text:span text:style-name="T1">Konfiguration</text:span>:</text:p>
      <text:list xml:id="list31546783" text:style-name="L5">
        <text:list-item>
          <text:p text:style-name="P19">XML</text:p>
        </text:list-item>
        <text:list-item>
          <text:p text:style-name="P19">Zentrale Konfiguration</text:p>
        </text:list-item>
        <text:list-item>
          <text:p text:style-name="P19">Verfügbar im gesamten Netz</text:p>
        </text:list-item>
      </text:list>
      <text:p text:style-name="Standard"/>
      <text:p text:style-name="Standard"/>
      <text:h text:style-name="Heading_20_2" text:outline-level="2"/>
      <text:p text:style-name="Standard"/>
      <text:p text:style-name="Text_20_body"/>
      <text:h text:style-name="Heading_20_1" text:outline-level="1">Grundsätzliche Verfahrensbeschreibung</text:h>
      <text:p text:style-name="Text_20_body">Happtick dient dazu automatisiert Prozesse zu starten, sie zu überwachen und bei Problemen entsprechend zu reagieren. Nachfolgend wird beschrieben, wie das System in der Praxis funktioniert.</text:p>
      <text:h text:style-name="Heading_20_2" text:outline-level="2">Die Anwendungen</text:h>
      <text:p text:style-name="Text_20_body">Zentrale Rolle in Happtick spielen die Anwendungen. Es gibt 'externe' Anwendungen und 'interne' Anwendungen. 'Externe' Anwendungen sind Programme, die losgelöst vom Framework existieren, 'interne' Anwendungen, oder auch <text:span text:style-name="T3">Happtick Applications</text:span> sind Programme, die unter Zuhilfenahme des Frameworks entstanden sind. In der Handhabung – sprich Konfiguration – gibt es keine großen Unterschiede, allerdings ist die Flexibilität von <text:span text:style-name="T3">Happtick Applications</text:span> größer. Zusätzlich ermöglichen <text:span text:style-name="T3">Happtick Applications </text:span>Anwendungen eine genauere Überwachung ihrer Aktionen sowie aussagekräftigeres Logging.</text:p>
      <text:p text:style-name="Text_20_body">Anwendungen werden gestartet, gestoppt, überwacht. Zeitgesteuert, manuell oder in Abhängigkeit von Ereignissen. Dies ist sowohl mit 'externen' Anwendungen möglich, als auch mit 'internen' Anwendungen.</text:p>
      <text:p text:style-name="Text_20_body">Anwendungen werden in der Konfiguration mit einer eindeutigen Id versehen. Da Anwendungen durchaus mehrfach gestartet werden können, kann es sein, dass gleichzeitig mehrere Instanzen (Prozesse) einer Anwendung laufen. <text:span text:style-name="T2">Alle Prozesse einer Anwendung bzw. Application haben die selbe ApplicationId. </text:span>Dieser Umstand ist für das Verständnis des Happtick und seiner Konfiguration von großer Bedeutung.</text:p>
      <text:h text:style-name="Heading_20_3" text:outline-level="3">Externe Anwendungen</text:h>
      <text:p text:style-name="Text_20_body">'Externe' Anwendungen sind Programme, die losgelöst vom Framework Happtick existieren. In der vorliegenden Version von Happtick stehen keine Schnittstellen für die Kommunikation 'von außen' zur Verfügung. Daher können 'externe' Anwendungen nicht das Logging und die Möglichkeit des Versands und Empfangs von Events nutzen. Das schränkt zwangsläufig die Überwachung der Aktivitäten der 'externen' Anwendungen ein.</text:p>
      <text:h text:style-name="Heading_20_3" text:outline-level="3">Interne Anwendungen (Happtick Applications)</text:h>
      <text:p text:style-name="Text_20_body">'Interne' Anwendungen oder auch <text:span text:style-name="T3">Happtick Applications</text:span> werden unter Java mit dem Framework Happtick erstellt.</text:p>
      <text:p text:style-name="Text_20_body"><text:span text:style-name="T3">Happtick Applications</text:span> können abhängig vom eigenen Zustand Events auslösen. Callback-Methoden unterstützen auf einfache Weise die Reaktion auf Events.</text:p>
      <text:p text:style-name="Text_20_body">Eine interne Anwendung kann bei manuellem Start (bzw. bei Start unabhängig vom Scheduling des Happtick) prüfen, ob sie 'Starterlaubnis' hat, z.B. wenn unterbunden werden soll, dass mehrere Prozesse der selben Anwendung aktiv sind. Auch über Rechnergrenzen hinweg.</text:p>
      <text:p text:style-name="P12"><text:soft-page-break/>Durch den Versand einiger Standardevents kann das System sehr genau über erfolgte Aktionen und Zustände in Kenntnis gesetzt werden. Das Auslösen von Alarmen und Melden von Fehlern sind Beispiele dafür. Ebenso denkbar ist, dass eine Anwendung durch Auslösen eines Events das Starten oder Stoppen einer anderen Anwendung forciert.</text:p>
      <text:p text:style-name="Text_20_body">Insgesamt bieten <text:span text:style-name="T3">Happtick Applications</text:span> im Vergleich mit 'externen' Anwendungen mehr Flexibilität.</text:p>
      <text:h text:style-name="Heading_20_2" text:outline-level="2">Starten von Anwendungen</text:h>
      <text:p text:style-name="Text_20_body">Zentrale Aufgabe von Happtick ist das Starten von Anwendungen zu gegebenem Zeitpunkt. Dieser Zeitpunkt kann sowohl zyklisch definiert sein als auch abhängig von Zuständen oder Ereignissen. Hier sei nochmals darauf hingewiesen, dass wir bei Programmen von Anwendungen sprechen und bei 'aktiven' Anwendungen von Prozessen. Die in diesem Kapitel beschriebenen Möglichkeiten ergeben sich allein durch die Konfiguration und bedürfen keiner speziellen Programmierung.</text:p>
      <text:h text:style-name="Heading_20_3" text:outline-level="3">Initiales Starten von Anwendungen</text:h>
      <text:p text:style-name="Text_20_body">Anwendungen, die stets aktiv sein müssen, werden initial gestartet. Das bedeutet, dass Happtick prüft, ob ein Prozess der Anwendung läuft und ihn im Bedarfsfall startet.</text:p>
      <text:h text:style-name="Heading_20_3" text:outline-level="3">Zeitgesteuertes Starten von Anwendungen (Scheduling)</text:h>
      <text:p text:style-name="Text_20_body">Anwendungen können zyklisch zu bestimmten Zeitpunkten sekundengenau gestartet werden. Die Planung kann beinhalten</text:p>
      <text:list xml:id="list31572662" text:style-name="L6">
        <text:list-item>
          <text:p text:style-name="P24">0 - 60 Startpunkte pro Minute wobei eine Mindestdifferenz zwischen zwei Startpunkten eingehalten werden muss (s. S. <text:bookmark-ref text:reference-format="page" text:ref-name="Technische Daten">23</text:bookmark-ref>:<text:bookmark-ref text:reference-format="text" text:ref-name="Technische Daten">Technische Daten</text:bookmark-ref>) oder einer zur vollen Minute</text:p>
        </text:list-item>
        <text:list-item>
          <text:p text:style-name="P24">0 - 60 Startpunkte pro Stunde oder einer zur vollen Stunde</text:p>
        </text:list-item>
        <text:list-item>
          <text:p text:style-name="P24">0 - 24 Startpunkte am Tag oder einer zum Tag</text:p>
        </text:list-item>
        <text:list-item>
          <text:p text:style-name="P24">Einschränkung auf 0 - 31 Tage pro Monat (bestimmte Tage im Monat)</text:p>
        </text:list-item>
        <text:list-item>
          <text:p text:style-name="P24">Einschränkung auf 0 - 7 Tage pro Woche (bestimmte Wochentage)</text:p>
        </text:list-item>
      </text:list>
      <text:h text:style-name="Heading_20_3" text:outline-level="3">Starten von Anwendungen durch Events</text:h>
      <text:p text:style-name="Text_20_body">Der Start von Anwendungen kann durch das Eintreffen von Events ausgelöst werden. </text:p>
      <text:h text:style-name="Heading_20_3" text:outline-level="3">Auslösen von Events durch Events</text:h>
      <text:p text:style-name="Text_20_body">Events können weitere Events auslösen. Die Eigenschaften der so gefeuerten Events werden ebenfalls in der Konfiguration festgelegt.</text:p>
      <text:h text:style-name="P29" text:outline-level="2"><text:soft-page-break/>Prozessketten (Chains)</text:h>
      <text:p text:style-name="P13">Zusätzlich zu den o.g. Methoden können Anwendungen in Ketten - also in fest vorgegebener Reihenfolge - nacheinander gestartet werden. Eine Chain besteht aus einer oder mehreren Anwendungen oder auch weiteren Chains (wir sprechen hier verallgemeinernd von 'ChainLinks'). Es ist möglich Anwendungen und Chains zu mischen. Mit der Beendigung eines ChainLinks wird der folgende ChainLink gestartet.</text:p>
      <text:p text:style-name="Text_20_body">Chains können endlos ausgeführt werden, sodass mit Beendigung des letzten ChainLinks der erste ChainLink folgt. Das gilt nicht für Chains als Teil eines Chains. Diese können nicht im Endlos-Modus ausgeführt werden.</text:p>
      <text:p text:style-name="Text_20_body">Auch die Nutzung von Chains ist ohne Programierung möglich und wird durch die Konfiguration festgelegt.</text:p>
      <text:h text:style-name="Heading_20_3" text:outline-level="3">Bedingtes Starten innerhalb von Chains</text:h>
      <text:p text:style-name="P13">Der Start eines ChainLinks kann von einer Bedingung abhängig gemacht oder durch sie unterbunden werden. Bedingungen sind das Eintreffen oder Ausbleiben von definierten Events. Erfolgte ein unterbindendes Event, kann darüber hinaus festgelegt werden, ob das ChainLink, das in der Reihenfolge als nächstes hätte ausgeführt werden müssen, übersprungen werden darf oder nicht. Die Bedingungen bleiben solange erhalten, bis sie durch weitere Events aufgehoben werden.</text:p>
      <text:h text:style-name="Heading_20_3" text:outline-level="3">Auslösen von Chains durch Events</text:h>
      <text:p text:style-name="Text_20_body">Analog zu Anwendungen können auch Chains durch das Eintreffen von Events ausgelöst werden.</text:p>
      <text:h text:style-name="Heading_20_2" text:outline-level="2">Events</text:h>
      <text:p text:style-name="Text_20_body">Zur Benachrichtigung von Zustandsänderungen oder Aktionen der Prozesse werden Events verwendet. Events sind vordefinierte Nachrichten mit zugesicherten Eigenschaften. Zusätzlich können Events mit weiteren freien Eigenschaften ausgestattet werden. Eigenschaften sind hier eindeutig gekennzeichnete Nachrichteninhalte.</text:p>
      <text:p text:style-name="Text_20_body">Events werden nicht an bestimmte Empfänger gerichtet. Sie werden sozusagen 'gebroadcastet'. Um aber ein Event zu empfangen, muss die jeweilige Anwendung sich für die Zustellung jedes Eventtypen am System registrieren. Durch dieses Verfahren wird das Verteilen einerseits sehr stark vereinfacht, gleichzeitig bleiben Anwendungen von für sie unbedeutenden Events verschont. Natürlich kann sich eine Anwendung optional für den Empfang aller Events registrieren (z.B. für die Überwachung des Gesamtsystems).</text:p>
      <text:h text:style-name="Heading_20_3" text:outline-level="3">Standard-Events</text:h>
      <text:p text:style-name="Text_20_body">Das Framework stellt einige wenige Event-Typen zur Verfügung, die die meisten Anwendungsfälle abdecken. Theoretisch würde bereits ein einziger Eventtyp dazu genügen, möglicherweise aber zu Lasten der Klarheit.</text:p>
      <text:p text:style-name="Text_20_body"><text:soft-page-break/>Die in der Liste aufgeführten Standard-Events werden von Happtick ausgelöst (z.B. bei Start oder Ende einer Anwendung). Sie können aber auch von eigenen Anwendungen gemeldet werden.</text:p>
      <text:h text:style-name="Heading_20_4" text:outline-level="4">Liste wichtiger Standard-Events und ihre Bedeutung</text:h>
      <table:table table:name="Tabelle1" table:style-name="Tabelle1">
        <table:table-column table:style-name="Tabelle1.A"/>
        <table:table-column table:style-name="Tabelle1.B"/>
        <table:table-header-rows>
          <table:table-row>
            <table:table-cell table:style-name="Tabelle1.A1" office:value-type="string">
              <text:p text:style-name="P5">EventTyp</text:p>
            </table:table-cell>
            <table:table-cell table:style-name="Tabelle1.B1" office:value-type="string">
              <text:p text:style-name="P5">Meldung / Zweck</text:p>
            </table:table-cell>
          </table:table-row>
        </table:table-header-rows>
        <table:table-row>
          <table:table-cell table:style-name="Tabelle1.A2" office:value-type="string">
            <text:p text:style-name="Table_20_Contents">GenericEvent</text:p>
          </table:table-cell>
          <table:table-cell table:style-name="Tabelle1.B2" office:value-type="string">
            <text:p text:style-name="Table_20_Contents">Event ohne vordefinierte Eigenschaften.</text:p>
          </table:table-cell>
        </table:table-row>
        <table:table-row>
          <table:table-cell table:style-name="Tabelle1.A2" office:value-type="string">
            <text:p text:style-name="Table_20_Contents">ActionEvent</text:p>
          </table:table-cell>
          <table:table-cell table:style-name="Tabelle1.B2" office:value-type="string">
            <text:p text:style-name="Table_20_Contents">Aktion / Überwachung</text:p>
          </table:table-cell>
        </table:table-row>
        <table:table-row>
          <table:table-cell table:style-name="Tabelle1.A2" office:value-type="string">
            <text:p text:style-name="Table_20_Contents">AlarmEvent</text:p>
          </table:table-cell>
          <table:table-cell table:style-name="Tabelle1.B4" office:value-type="string">
            <text:p text:style-name="Table_20_Contents">Schwerwiegender Fehler / Eskalation</text:p>
          </table:table-cell>
        </table:table-row>
        <table:table-row>
          <table:table-cell table:style-name="Tabelle1.A2" office:value-type="string">
            <text:p text:style-name="Table_20_Contents">ErrorEvent</text:p>
          </table:table-cell>
          <table:table-cell table:style-name="Tabelle1.B4" office:value-type="string">
            <text:p text:style-name="Table_20_Contents">Fehler / Überwachung</text:p>
          </table:table-cell>
        </table:table-row>
        <table:table-row>
          <table:table-cell table:style-name="Tabelle1.A2" office:value-type="string">
            <text:p text:style-name="Table_20_Contents">LogEvent</text:p>
          </table:table-cell>
          <table:table-cell table:style-name="Tabelle1.B4" office:value-type="string">
            <text:p text:style-name="Table_20_Contents">Log-Eintrag / Administration</text:p>
          </table:table-cell>
        </table:table-row>
        <table:table-row>
          <table:table-cell table:style-name="Tabelle1.A2" office:value-type="string">
            <text:p text:style-name="Table_20_Contents">ApplicationStartEvent</text:p>
          </table:table-cell>
          <table:table-cell table:style-name="Tabelle1.B4" office:value-type="string">
            <text:p text:style-name="Table_20_Contents">Start einer Anwendung / Intern + Reaktion darauf</text:p>
          </table:table-cell>
        </table:table-row>
        <table:table-row>
          <table:table-cell table:style-name="Tabelle1.A2" office:value-type="string">
            <text:p text:style-name="Table_20_Contents">ApplicationStartedEvent</text:p>
          </table:table-cell>
          <table:table-cell table:style-name="Tabelle1.B4" office:value-type="string">
            <text:p text:style-name="Table_20_Contents">Anwendung wurde erfolgreich gestartet / Intern + Reaktion darauf</text:p>
          </table:table-cell>
        </table:table-row>
        <table:table-row>
          <table:table-cell table:style-name="Tabelle1.A2" office:value-type="string">
            <text:p text:style-name="Table_20_Contents">ApplicationStoppedEvent</text:p>
          </table:table-cell>
          <table:table-cell table:style-name="Tabelle1.B4" office:value-type="string">
            <text:p text:style-name="Table_20_Contents">Anwendung wurde beendet / Intern + Reaktion darauf</text:p>
          </table:table-cell>
        </table:table-row>
        <table:table-row>
          <table:table-cell table:style-name="Tabelle1.A2" office:value-type="string">
            <text:p text:style-name="Table_20_Contents">ApplicationStartErrorEvent</text:p>
          </table:table-cell>
          <table:table-cell table:style-name="Tabelle1.B4" office:value-type="string">
            <text:p text:style-name="Table_20_Contents">Fehler bei Start einer Anwendung / Intern + Reaktion darauf</text:p>
          </table:table-cell>
        </table:table-row>
        <table:table-row>
          <table:table-cell table:style-name="Tabelle1.A2" office:value-type="string">
            <text:p text:style-name="Table_20_Contents">ChainStoppedEvent</text:p>
          </table:table-cell>
          <table:table-cell table:style-name="Tabelle1.B4" office:value-type="string">
            <text:p text:style-name="Table_20_Contents">Prozesskette wurde beendet / Intern + Reaktion darauf</text:p>
          </table:table-cell>
        </table:table-row>
      </table:table>
      <text:p text:style-name="Text_20_body"/>
      <text:p text:style-name="Text_20_body">Zusätzlich existieren weitere Standard-Events, die aber vom Framework selbst genutzt werden.</text:p>
      <text:h text:style-name="Heading_20_3" text:outline-level="3">Eigene Events</text:h>
      <text:p text:style-name="Text_20_body">Events sind – technisch gesprochen – Objekte, die alle vom selben Basistyp abgeleitet werden. Auf diesem Basistyp aufbauend können eigene Events generiert werden. Das kann z.B. zur Vereinfachung der Konfiguration oder auch zur Erfüllung spezieller Anforderungen genutzt werden. Eigene Events werden ebenso wie Standardevents mit Attributen und Werten ausgestattet.</text:p>
      <text:p text:style-name="Text_20_body">Eigene Events können aus Anwendungen heraus zur Laufzeit generiert oder mit Hilfe der Konfiguration als Reaktion auf vorhergehende Events festgelegt werden.</text:p>
      <text:h text:style-name="P29" text:outline-level="2">Reagieren auf Alarme und Fehler</text:h>
      <text:p text:style-name="P13">Happtick löst selbständig in entsprechenden Situationen ErrorEvents und AlarmEvents aus. <text:span text:style-name="T3">Happtick Applications</text:span> können durch Nutzung der API ebenfalls gezielt Alarme und Fehler melden.</text:p>
      <text:p text:style-name="P13">Auf Events kann mit Hilfe eines speziellen Client reagiert werden. Ein solcher Client ist nicht Bestandteil des Frameworks, da Art und Weise der Auswertung sehr stark abhängig vom Anwendungsfall sind.</text:p>
      <text:p text:style-name="Text_20_body"/>
      <table:table table:name="Tabelle4" table:style-name="Tabelle4">
        <table:table-column table:style-name="Tabelle4.A"/>
        <table:table-column table:style-name="Tabelle4.B"/>
        <table:table-header-rows>
          <text:soft-page-break/>
          <table:table-row>
            <table:table-cell table:style-name="Tabelle4.A1" office:value-type="string">
              <text:p text:style-name="P5">EventTyp</text:p>
            </table:table-cell>
            <table:table-cell table:style-name="Tabelle4.B1" office:value-type="string">
              <text:p text:style-name="P5">Ursache</text:p>
            </table:table-cell>
          </table:table-row>
        </table:table-header-rows>
        <table:table-row>
          <table:table-cell table:style-name="Tabelle4.A2" office:value-type="string">
            <text:p text:style-name="Table_20_Contents">AlarmEvent</text:p>
          </table:table-cell>
          <table:table-cell table:style-name="Tabelle4.B2" office:value-type="string">
            <text:p text:style-name="Table_20_Contents">Schwerwiegender Fehler im System. Ein wichtiger interner Prozess konnte nicht einwandfrei ausgeführt werden.</text:p>
          </table:table-cell>
        </table:table-row>
        <table:table-row>
          <table:table-cell table:style-name="Tabelle4.A2" office:value-type="string">
            <text:p text:style-name="Table_20_Contents">ApplicationStartErrorEvent</text:p>
          </table:table-cell>
          <table:table-cell table:style-name="Tabelle4.B3" office:value-type="string">
            <text:p text:style-name="Table_20_Contents">Eine Anwendung konnte nicht im Rahmen des Scheduling gestartet werden.</text:p>
          </table:table-cell>
        </table:table-row>
      </table:table>
      <text:h text:style-name="Heading_20_2" text:outline-level="2">Eigene Anwendungen entwickeln</text:h>
      <text:p text:style-name="Text_20_body">Für eine zuverlässige Überwachung und mehr Flexibilität können Java-Anwendungen auf Basis des Happtick-Frameworks erstellt werden.</text:p>
      <text:p text:style-name="Text_20_body">Für viele Fälle genügt dafür eine einzige Klasse des Frameworks: <text:span text:style-name="T1">HapptickApplication</text:span><text:span text:style-name="T2">. </text:span>Die Klasse <text:span text:style-name="T1">HapptickApplication</text:span> unterstützt die notwendigen Methoden für das Versenden und Empfangen von Events sowie für den Einsatz eigener Anwendungen im Rahmen des Scheduling. Zur Implementierung eigener Events dient die Basisklasse HapptickEvent.</text:p>
      <text:p text:style-name="Text_20_body"><draw:g text:anchor-type="paragraph" draw:z-index="0" draw:style-name="gr1"><draw:custom-shape draw:style-name="gr2" draw:text-style-name="P38" svg:width="5.478cm" svg:height="1.377cm" svg:x="11.511cm" svg:y="0.15cm"><text:p text:style-name="P38"><text:span text:style-name="T1">Happtick</text:span></text:p><text:p text:style-name="P38"><text:span text:style-name="T4">Zeit- und Eventsteuerung</text:span></text:p><draw:enhanced-geometry svg:viewBox="0 0 21600 21600" draw:type="rectangle" draw:enhanced-path="M 0 0 L 21600 0 21600 21600 0 21600 0 0 Z N"/></draw:custom-shape><draw:custom-shape draw:style-name="gr2" draw:text-style-name="P38" svg:width="5.478cm" svg:height="1.377cm" svg:x="11.511cm" svg:y="2.314cm"><text:p text:style-name="P38"><text:span text:style-name="T1">NotEOF</text:span></text:p><text:p text:style-name="P38"><text:span text:style-name="T4">Clients und Services</text:span></text:p><draw:enhanced-geometry svg:viewBox="0 0 21600 21600" draw:type="rectangle" draw:enhanced-path="M 0 0 L 21600 0 21600 21600 0 21600 0 0 Z N"/></draw:custom-shape><draw:custom-shape draw:style-name="gr2" draw:text-style-name="P38" svg:width="5.478cm" svg:height="1.377cm" svg:x="11.511cm" svg:y="4.447cm"><text:p text:style-name="P38"><text:span text:style-name="T1">NotIOC</text:span></text:p><text:p text:style-name="P38"><text:span text:style-name="T4">Konfiguration</text:span></text:p><draw:enhanced-geometry svg:viewBox="0 0 21600 21600" draw:type="rectangle" draw:enhanced-path="M 0 0 L 21600 0 21600 21600 0 21600 0 0 Z N"/></draw:custom-shape><draw:custom-shape draw:style-name="gr3" svg:width="0.53cm" svg:height="0.668cm" svg:x="13.961cm" svg:y="1.58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svg:width="0.53cm" svg:height="0.668cm" svg:x="13.961cm" svg:y="3.74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as gesamte Framework besteht aus drei aufeinander aufbauenden Bibliotheken: Happtick, NotEOF und NotIOC.</text:p>
      <text:p text:style-name="Text_20_body">Mit Hilfe von eigenen Clients und Services können auf Basis des integrierten Kommunikationsverfahrens spezielle Netzwerklösungen geschaffen werden.</text:p>
      <text:p text:style-name="Text_20_body">Die Kombination der drei Bibliotheken bietet</text:p>
      <text:list xml:id="list31576235" text:style-name="L7">
        <text:list-item>
          <text:p text:style-name="P25">Erstellen eigener Clients und Services</text:p>
        </text:list-item>
        <text:list-item>
          <text:p text:style-name="P25">Kommunikation zwischen Client und Service</text:p>
        </text:list-item>
        <text:list-item>
          <text:p text:style-name="P25">Erstellen eigener Events</text:p>
        </text:list-item>
        <text:list-item>
          <text:p text:style-name="P25">Versand und Empfang von Events und EventMails</text:p>
        </text:list-item>
        <text:list-item>
          <text:p text:style-name="P25">Unterbindung des mehrfachen Starts einer Anwendung</text:p>
        </text:list-item>
        <text:list-item>
          <text:p text:style-name="P25">Auslesen von Konfigurationsinformationen</text:p>
        </text:list-item>
        <text:list-item>
          <text:p text:style-name="P25">Überwachung der Prozesse auf Basis von Events</text:p>
        </text:list-item>
        <text:list-item>
          <text:p text:style-name="P25">Einfaches Konfigurationsmanagement (mehrere XML-Konfigurationsdateien)</text:p>
        </text:list-item>
      </text:list>
      <text:h text:style-name="Heading_20_2" text:outline-level="2">Voraussetzungen</text:h>
      <text:p text:style-name="Text_20_body">Zur Nutzung des Frameworks benötigen Sie:</text:p>
      <text:list xml:id="list36219879" text:style-name="L11">
        <text:list-item>
          <text:p text:style-name="P26">Gute Java-Grundkenntnisse vorausgesetzt.</text:p>
        </text:list-item>
        <text:list-item>
          <text:p text:style-name="P26">Das Java SDK Version 1.6. und eine Entwicklungsumgebung Ihrer Wahl</text:p>
        </text:list-item>
      </text:list>
      <text:p text:style-name="Standard"/>
      <text:p text:style-name="P23"><text:soft-page-break/>Außerdem müssen die Bibliotheken</text:p>
      <text:list xml:id="list36222409" text:style-name="L12">
        <text:list-item>
          <text:p text:style-name="P22">jdom.jar</text:p>
        </text:list-item>
        <text:list-item>
          <text:p text:style-name="P22">xstream-1.2.jar</text:p>
        </text:list-item>
        <text:list-item>
          <text:p text:style-name="P22">notioc.jar</text:p>
        </text:list-item>
        <text:list-item>
          <text:p text:style-name="P22">noteof.jar</text:p>
        </text:list-item>
        <text:list-item>
          <text:p text:style-name="P22">happtick.jar</text:p>
        </text:list-item>
      </text:list>
      <text:p text:style-name="P21">erreichbar sein (JAVA_HOME, CLASSPATH). jdom.jar ist Teil des JDOM-Projekts, xstream-1.2.jar ist Teil des Xstream-Projekts. Diese Bibliotheken unterliegen den Lizenzbestimmungen der beiden Hersteller und dürfen unverändert frei verwendet werden. notioc.jar, noteof.jar und happtick.jar unterliegen den im Anhang ausgewiesenen lizenzrechtlichen Bestimmungen.</text:p>
      <text:h text:style-name="Heading_20_1" text:outline-level="1">Nutzung des Systems anhand der Konfiguration</text:h>
      <text:h text:style-name="Heading_20_2" text:outline-level="2">Grundlagen der Konfiguration</text:h>
      <text:p text:style-name="Text_20_body">Auf oberster Ebene &lt;root&gt;.</text:p>
      <text:p text:style-name="Text_20_body">Abhängigkeiten der Konfigurationsobjekte beachten.</text:p>
      <text:p text:style-name="Text_20_body">Umgebungsvariablen setzen?</text:p>
      <text:h text:style-name="Heading_20_3" text:outline-level="3">Verteilung der Konfiguration über mehrere Dateien</text:h>
      <text:h text:style-name="Heading_20_3" text:outline-level="3">Allgemeine Konfigurationsparameter</text:h>
      <text:p text:style-name="Text_20_body"/>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Table_20_Contents">Pfad</text:p>
          </table:table-cell>
          <table:table-cell table:style-name="Tabelle5.A1" office:value-type="string">
            <text:p text:style-name="Table_20_Contents">Attribut</text:p>
          </table:table-cell>
          <table:table-cell table:style-name="Tabelle5.A1" office:value-type="string">
            <text:p text:style-name="Table_20_Contents">Wertebereich</text:p>
          </table:table-cell>
          <table:table-cell table:style-name="Tabelle5.D1" office:value-type="string">
            <text:p text:style-name="Table_20_Contents">Bedeutung</text:p>
          </table:table-cell>
        </table:table-row>
        <table:table-row>
          <table:table-cell table:style-name="Tabelle5.A2" office:value-type="string">
            <text:p text:style-name="P37">scheduler.use</text:p>
          </table:table-cell>
          <table:table-cell table:style-name="Tabelle5.A2" office:value-type="string">
            <text:p text:style-name="P37">chain</text:p>
          </table:table-cell>
          <table:table-cell table:style-name="Tabelle5.A2" office:value-type="string">
            <text:p text:style-name="P37">true, false</text:p>
          </table:table-cell>
          <table:table-cell table:style-name="Tabelle5.D2" office:value-type="string">
            <text:p text:style-name="P37">(De-)aktiviert die Chainkonfiguration. Wenn false, werden Chains nicht berücksichtigt.</text:p>
          </table:table-cell>
        </table:table-row>
        <table:table-row>
          <table:table-cell table:style-name="Tabelle5.A2" office:value-type="string">
            <text:p text:style-name="P37">scheduler.use</text:p>
          </table:table-cell>
          <table:table-cell table:style-name="Tabelle5.A2" office:value-type="string">
            <text:p text:style-name="P37">timer</text:p>
          </table:table-cell>
          <table:table-cell table:style-name="Tabelle5.A2" office:value-type="string">
            <text:p text:style-name="P37">true, false</text:p>
          </table:table-cell>
          <table:table-cell table:style-name="Tabelle5.D2" office:value-type="string">
            <text:p text:style-name="P37">(De-)aktiviert die Timerkonfiguration. Wenn false, wird der Zeitplan für Anwendungen nicht berücksichtigt.</text:p>
          </table:table-cell>
        </table:table-row>
        <table:table-row>
          <table:table-cell table:style-name="Tabelle5.A2" office:value-type="string">
            <text:p text:style-name="P37">scheduler.use</text:p>
          </table:table-cell>
          <table:table-cell table:style-name="Tabelle5.A2" office:value-type="string">
            <text:p text:style-name="P37">event</text:p>
          </table:table-cell>
          <table:table-cell table:style-name="Tabelle5.A2" office:value-type="string">
            <text:p text:style-name="P37">true, false</text:p>
          </table:table-cell>
          <table:table-cell table:style-name="Tabelle5.D2" office:value-type="string">
            <text:p text:style-name="P37">(De-)aktiviert die durch Events ausgelösten Aktionen. Hat keinen Einfluss auf die von Events abhängigen Chain- oder Anwendungsstarts.</text:p>
          </table:table-cell>
        </table:table-row>
        <table:table-row>
          <table:table-cell table:style-name="Tabelle5.A2" office:value-type="string">
            <text:p text:style-name="P37">additional.classPath</text:p>
          </table:table-cell>
          <table:table-cell table:style-name="Tabelle5.A2" office:value-type="string">
            <text:p text:style-name="P37"/>
          </table:table-cell>
          <table:table-cell table:style-name="Tabelle5.A2" office:value-type="string">
            <text:p text:style-name="P37">Text</text:p>
          </table:table-cell>
          <table:table-cell table:style-name="Tabelle5.D2" office:value-type="string">
            <text:p text:style-name="P37">Setzt den internen Classpath zur Suche von eigenen Services und Events, die nicht Bestandteil des Happtick-Frameworks sind.</text:p>
          </table:table-cell>
        </table:table-row>
      </table:table>
      <text:h text:style-name="P31" text:outline-level="2">Events</text:h>
      <text:h text:style-name="Heading_20_3" text:outline-level="3">Events deklarieren</text:h>
      <text:h text:style-name="P32" text:outline-level="3">Eigene und bestehende Events konfigurieren</text:h>
      <text:h text:style-name="Heading_20_3" text:outline-level="3"><text:soft-page-break/>Events durch Events auslösen</text:h>
      <text:h text:style-name="Heading_20_2" text:outline-level="2">Anwendungen</text:h>
      <text:h text:style-name="Heading_20_3" text:outline-level="3">Anwendungen deklarieren und definieren</text:h>
      <text:h text:style-name="P32" text:outline-level="3">Anwendungen zeitgesteuert starten</text:h>
      <text:h text:style-name="P32" text:outline-level="3">Anwendungen abhängig von anderen Anwendungen starten</text:h>
      <text:h text:style-name="P32" text:outline-level="3">Warten auf Beendigung einer anderen Anwendung</text:h>
      <text:h text:style-name="P32" text:outline-level="3">Gleichzeitiges Starten mit einer anderen Anwendung</text:h>
      <text:h text:style-name="P32" text:outline-level="3">Starten mit Beendigung einer anderen Anwendung</text:h>
      <text:h text:style-name="Heading_20_3" text:outline-level="3">Anwendungen abhängig von Events starten</text:h>
      <text:h text:style-name="Heading_20_2" text:outline-level="2">Chains</text:h>
      <text:h text:style-name="Heading_20_3" text:outline-level="3">Chains deklarieren und definieren</text:h>
      <text:h text:style-name="Heading_20_3" text:outline-level="3">Chains bedingt starten</text:h>
      <text:p text:style-name="P28"/>
      <text:h text:style-name="Heading_20_3" text:outline-level="3"><text:soft-page-break/>Chains abhängig von Events starten</text:h>
      <text:h text:style-name="Heading_20_2" text:outline-level="2">Verteilung über mehrere Server</text:h>
      <text:p text:style-name="Text_20_body"/>
      <text:h text:style-name="Heading_20_1" text:outline-level="1">Nutzung des Systems anhand des Frameworks</text:h>
      <text:h text:style-name="Heading_20_2" text:outline-level="2">Eine Happtick Application bauen</text:h>
      <text:p text:style-name="Text_20_body">Voraussetzungen...</text:p>
      <text:h text:style-name="Heading_20_3" text:outline-level="3">Eine ApplicationId vergeben</text:h>
      <text:h text:style-name="Heading_20_3" text:outline-level="3">Mit dem Service verbinden</text:h>
      <text:h text:style-name="Heading_20_3" text:outline-level="3">Events auslösen</text:h>
      <text:h text:style-name="Heading_20_3" text:outline-level="3">Auf Fehler bei Event-Versand reagieren</text:h>
      <text:h text:style-name="Heading_20_3" text:outline-level="3">Auf Events reagieren</text:h>
      <text:p text:style-name="Text_20_body">Registrieren für Events</text:p>
      <text:h text:style-name="Heading_20_3" text:outline-level="3">Auf Kommunikationsprobleme reagieren</text:h>
      <text:p text:style-name="Text_20_body">Reconnect...</text:p>
      <text:h text:style-name="Heading_20_3" text:outline-level="3"><text:soft-page-break/>Auf Starterlaubnis warten</text:h>
      <text:h text:style-name="Heading_20_3" text:outline-level="3">Dem Service den Arbeitsbeginn mitteilen</text:h>
      <text:h text:style-name="Heading_20_3" text:outline-level="3">Dem Service das Arbeitsende mitteilen</text:h>
      <text:h text:style-name="Heading_20_3" text:outline-level="3">Lastverteilung über mehrere Server</text:h>
      <text:h text:style-name="Heading_20_2" text:outline-level="2">Eigene Events auf Basis der Klasse HapptickEvent</text:h>
      <text:h text:style-name="Heading_20_2" text:outline-level="2">Konfiguration Auslesen</text:h>
      <text:h text:style-name="Heading_20_3" text:outline-level="3">LocalConfiguration</text:h>
      <text:h text:style-name="Heading_20_3" text:outline-level="3">ConfigurationClient (netzweit)</text:h>
      <text:h text:style-name="Heading_20_2" text:outline-level="2"/>
      <text:p text:style-name="Text_20_body"/>
      <text:h text:style-name="Heading_20_2" text:outline-level="2"/>
      <text:h text:style-name="P30" text:outline-level="2">Logging</text:h>
      <text:h text:style-name="Heading_20_1" text:outline-level="1">Inbetriebnahme</text:h>
      <text:h text:style-name="Heading_20_2" text:outline-level="2">Installation</text:h>
      <text:p text:style-name="Text_20_body">Umgebungsvariablen</text:p>
      <text:p text:style-name="Text_20_body">Konfigurationsdateien</text:p>
      <text:p text:style-name="Text_20_body">Bibliotheken</text:p>
      <text:p text:style-name="Text_20_body">Startscripte</text:p>
      <text:h text:style-name="Heading_20_2" text:outline-level="2">Start des Happtick Servers</text:h>
      <text:p text:style-name="Text_20_body"/>
      <text:p text:style-name="Standard"/>
      <text:h text:style-name="Heading_20_1" text:outline-level="1">Anhang</text:h>
      <text:h text:style-name="Heading_20_2" text:outline-level="2"/>
      <text:h text:style-name="Heading_20_3" text:outline-level="3"/>
      <text:h text:style-name="Heading_20_2" text:outline-level="2">Fallbeispiel: 'HelloWorld'</text:h>
      <text:p text:style-name="Text_20_body">Die Durchführung des Fallbeispiels 'HellloWorld' zeigt in ersten Schritten die Handhabung der wesentlichen Komponenten von Happtick. Dieses Beispiel setzt den Einsatz des Java SDK voraus.</text:p>
      <text:p text:style-name="Text_20_body">Steht kein Compiler zur Verfügung kann die Bibliothek 'HelloWorld' bei der Happtick GbR angefordert werden.</text:p>
      <text:h text:style-name="Heading_20_3" text:outline-level="3">Szenario</text:h>
      <text:p text:style-name="Text_20_body">Die Anwendung 'HelloWorld' wird im 30-Sekunden-Takt gestartet. Nachdem sie gestartet wurde setzt sie das Event 'HelloEvent' ab. Bei Empfang des Events 'HelloEvent' antwortet sie mit einem 'GoodByEvent' und beendet sich. Das wird passierren, sobald ein zweiter Prozess der Anwendung gestartet wurde.</text:p>
      <text:h text:style-name="Heading_20_3" text:outline-level="3">A Vorbereitung (Setup)</text:h>
      <text:p text:style-name="Text_20_body">Startscripte mit Umgebungsvariablen</text:p>
      <text:h text:style-name="Heading_20_3" text:outline-level="3"><text:soft-page-break/>B Entwicklung der Anwendung 'HelloWorld'</text:h>
      <text:h text:style-name="Heading_20_3" text:outline-level="3">C Entwicklung des eigenen Event-Typen 'HelloEvent'</text:h>
      <text:h text:style-name="Heading_20_3" text:outline-level="3">D Konfiguration des eigenen Events 'GoodByEvent'</text:h>
      <text:h text:style-name="Heading_20_3" text:outline-level="3">E Konfiguration der Demoanwendung</text:h>
      <text:h text:style-name="Heading_20_3" text:outline-level="3">F Ausführung</text:h>
      <text:h text:style-name="Heading_20_2" text:outline-level="2"><text:bookmark-start text:name="Technische Daten"/>Technische Daten<text:bookmark-end text:name="Technische Daten"/></text:h>
      <text:h text:style-name="Heading_20_3" text:outline-level="3">Verarbeitungszeiten von Events</text:h>
      <text:h text:style-name="Heading_20_4" text:outline-level="4">Szenario</text:h>
      <text:p text:style-name="Text_20_body">Hardware AMD Athlon Takt 1600+, 1,40 GHz, 480 MB RAM</text:p>
      <text:p text:style-name="Text_20_body">Betriebssystem Windows XP SP 2</text:p>
      <text:p text:style-name="Text_20_body">Versand von 2000 Events</text:p>
      <text:p text:style-name="Text_20_body">Empfang durch 25 Clients</text:p>
      <text:p text:style-name="Text_20_body">Zeit insgesamt: 391 Sec.</text:p>
      <text:p text:style-name="Text_20_body">Versand + Empfang = &lt; 200 Millisec. je Event</text:p>
      <text:p text:style-name="Text_20_body">Verarbeitung = &lt; 8 Millisec. bei 50.000 Events insgesamt (2000 Events * 25 Clients)</text:p>
      <text:h text:style-name="Heading_20_2" text:outline-level="2">Glossar</text:h>
      <text:p text:style-name="Text_20_body">Begriffe der Konfiguration, etc. ...</text:p>
      <text:p text:style-name="Text_20_body">Happtick Application</text:p>
      <text:p text:style-name="Text_20_body"/>
      <text:h text:style-name="Heading_20_1" text:outline-level="1">Lizenzbestimmunge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Lucida Sans Unicode1" svg:font-family="'Lucida Sans Unicode'" style:font-family-generic="modern" style:font-pitch="variable"/>
    <style:font-face style:name="Tahoma1" svg:font-family="Tahom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Pfeil_20_Leeres_20_Ende" draw:display-name="Pfeil Leeres Ende" svg:viewBox="0 0 2132 2132" svg:d="m1066 0 1066 2132h-2132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style:font-name="Arial1"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class="text" style:master-page-name="" style:default-outline-level="1">
      <style:paragraph-properties fo:keep-together="alway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1.42cm" fo:margin-bottom="0.21cm"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1cm" fo:margin-bottom="0.21cm"/>
      <style:text-properties fo:font-size="14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1" style:family="table-row">
      <style:table-row-properties style:min-row-height="0.499cm"/>
    </style:style>
    <style:style style:name="Tabelle3.A1" style:family="table-cell">
      <style:table-cell-properties fo:padding="0cm" fo:border="none"/>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1" style:family="table-row">
      <style:table-row-properties style:min-row-height="0.499cm"/>
    </style:style>
    <style:style style:name="Tabelle2.A1" style:family="table-cell">
      <style:table-cell-properties fo:padding="0cm" fo:border="none"/>
    </style:style>
    <style:style style:name="MP1" style:family="paragraph" style:parent-style-name="Header">
      <style:paragraph-properties fo:text-align="end" style:justify-single-word="false"/>
    </style:style>
    <style:style style:name="MP2" style:family="paragraph" style:parent-style-name="Header">
      <style:text-properties fo:font-size="10pt" style:font-size-asian="8.75pt" style:font-size-complex="10pt"/>
    </style:style>
    <style:style style:name="MP3" style:family="paragraph" style:parent-style-name="Table_20_Contents">
      <style:paragraph-properties fo:text-align="end" style:justify-single-word="false"/>
      <style:text-properties fo:font-size="10pt" style:font-size-asian="10pt" style:font-size-complex="10pt"/>
    </style:style>
    <style:style style:name="MP4" style:family="paragraph" style:parent-style-name="Footer">
      <style:paragraph-properties fo:text-align="end" style:justify-single-word="false"/>
    </style:style>
    <style:style style:name="MP5"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next-style-name="First_20_Page">
      <style:header>
        <text:p text:style-name="MP1">Happtick - Handbuch</text:p>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Left_20_Page"/>
    <style:master-page style:name="Envelope" style:page-layout-name="Mpm3"/>
    <style:master-page style:name="Left_20_Page" style:display-name="Left Page" style:page-layout-name="Mpm4" style:next-style-name="Right_20_Page">
      <style:header>
        <table:table table:name="Tabelle3" table:style-name="Tabelle3">
          <table:table-column table:style-name="Tabelle3.A"/>
          <table:table-column table:style-name="Tabelle3.B"/>
          <table:table-row table:style-name="Tabelle3.1">
            <table:table-cell table:style-name="Tabelle3.A1" office:value-type="string">
              <text:p text:style-name="MP2">Handbuch</text:p>
            </table:table-cell>
            <table:table-cell table:style-name="Tabelle3.A1" office:value-type="string">
              <text:p text:style-name="MP3"><text:modification-date style:data-style-name="N36">01.02.2009</text:modification-date></text:p>
            </table:table-cell>
          </table:table-row>
        </table:table>
        <text:p text:style-name="Standard"/>
      </style:header>
      <style:footer>
        <text:p text:style-name="MP4"><text:page-number text:select-page="current">22</text:page-number> / <text:page-count>24</text:page-count></text:p>
      </style:footer>
    </style:master-page>
    <style:master-page style:name="Right_20_Page" style:display-name="Right Page" style:page-layout-name="Mpm1" style:next-style-name="Left_20_Page">
      <style:header>
        <table:table table:name="Tabelle2" table:style-name="Tabelle2">
          <table:table-column table:style-name="Tabelle2.A"/>
          <table:table-column table:style-name="Tabelle2.B"/>
          <table:table-row table:style-name="Tabelle2.1">
            <table:table-cell table:style-name="Tabelle2.A1" office:value-type="string">
              <text:p text:style-name="MP2"/>
            </table:table-cell>
            <table:table-cell table:style-name="Tabelle2.A1" office:value-type="string">
              <text:p text:style-name="MP5">Happtick</text:p>
            </table:table-cell>
          </table:table-row>
        </table:table>
        <text:p text:style-name="Header"/>
      </style:header>
      <style:header-left>
        <text:p text:style-name="Header_20_left"/>
      </style:header-left>
      <style:footer>
        <text:p text:style-name="Footer"><text:page-number text:select-page="current">22</text:page-number> / <text:page-count>24</text:page-count></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Dirk Goldbach</meta:initial-creator>
    <meta:creation-date>2008-11-22T21:38:05</meta:creation-date>
    <dc:date>2009-02-01T19:03:44.82</dc:date>
    <meta:editing-cycles>414</meta:editing-cycles>
    <meta:editing-duration>PT25H41M53S</meta:editing-duration>
    <dc:creator>Dirk Goldbach</dc:creator>
    <meta:document-statistic meta:table-count="5" meta:image-count="0" meta:object-count="0" meta:page-count="24" meta:paragraph-count="331" meta:word-count="2496" meta:character-count="18910"/>
    <meta:user-defined meta:name="Info 1"/>
    <meta:user-defined meta:name="Info 2"/>
    <meta:user-defined meta:name="Info 3"/>
    <meta:user-defined meta:name="Info 4"/>
  </office:meta>
</office:document-meta>
</file>